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9.31pt"/>
    </style:style>
    <style:style style:name="co2" style:family="table-column">
      <style:table-column-properties fo:break-before="auto" style:column-width="135.41pt"/>
    </style:style>
    <style:style style:name="co3" style:family="table-column">
      <style:table-column-properties fo:break-before="auto" style:column-width="134.7pt"/>
    </style:style>
    <style:style style:name="co4" style:family="table-column">
      <style:table-column-properties fo:break-before="auto" style:column-width="240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rnal Functions in IDM8.0SP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patcher Engine</text:p>
          </table:table-cell>
          <table:table-cell table:style-name="ce1" office:value-type="string" calcext:value-type="string">
            <text:p>Status Implementation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ddAuditInfo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ppContextVar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ApplyPend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heck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heckMembership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ChecksumFile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Both MD5 and SHA-1 are considered insec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kSum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CompareHash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De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DESDe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ESEn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n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 the moment only Keys.ini key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rrMs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rro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rites to JAVA AS log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xpandString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ingerPrin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romBase64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rom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FromHex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neratePasswor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nHash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Approver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AttrsOfTyp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AuditID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ChangeValue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Constan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ContextVar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Delta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EntryID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Simple to implement, but superfluo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Err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Error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GeneralizedTimeZ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Date() objects and methods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Global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e are no global varia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GUI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IDStor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IniFi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PackageTaskI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PassDocumentation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There are no p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PassSubjec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e are no p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ProvisionUs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Package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TaskID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Simple to implement, but superfluo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TaskNam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TaskRoo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User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job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Warn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HexToByt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HTMLEscap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HTMLEUnescap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c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nt8ToDat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Approval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Compar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Crea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Dele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Ge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GetEntry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GetError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GetValu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LinkEntri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nGetValu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PrivReconc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RepairEnt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ResolveDynamicGroup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Rever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Approva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Dirt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Valu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Ge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sGetValu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Touc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Running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illFil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DAPGetDN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DAPGetEntry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ocaleToSapLanguag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ookupCl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CreateD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Open</text:p>
          </table:table-cell>
          <table:table-cell table:number-columns-repeated="2"/>
          <table:table-cell office:value-type="string" calcext:value-type="string">
            <text:p>Requires MS Access and Windows Engine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ookupSe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Se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D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ecure/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Get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ewEnt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rovis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utIniFi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eformatDat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eplaceBina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place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positoryConfi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positoryStatu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esetDel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solveDGMembershi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tryPrivilegeAd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tryPrivilegeRemov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unJobNow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apLang1ToLanguag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pLanguageToLang1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pLanguageToLoca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lec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ndSMTPMessag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ndSNMPTrap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tContextVar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ExitCod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tGlobal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JobToErro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Repository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User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HA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hell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hellRea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ki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lee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plit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o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rConv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oBase64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oBinFi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o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oHex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Warn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14:15:23.2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1:08:32.828000000</meta:creation-date>
    <dc:date>2017-07-06T14:16:21.477000000</dc:date>
    <meta:editing-duration>PT47M18S</meta:editing-duration>
    <meta:editing-cycles>15</meta:editing-cycles>
    <meta:generator>LibreOffice/5.3.4.2$Windows_X86_64 LibreOffice_project/f82d347ccc0be322489bf7da61d7e4ad13fe2ff3</meta:generator>
    <meta:document-statistic meta:table-count="1" meta:cell-count="389" meta:object-count="0"/>
  </office:meta>
</office:document-meta>
</file>